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44.22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mm" fo:break-before="auto" style:use-optimal-row-height="true"/>
    </style:style>
    <style:style style:name="ro4" style:family="table-row">
      <style:table-row-properties style:row-height="19.3mm" fo:break-before="auto" style:use-optimal-row-height="fals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er1" office:value-type="string" calcext:value-type="string">
            <text:p>Заголовок 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header2" office:value-type="string" calcext:value-type="string">
            <text:p>Заголовок 2</text:p>
          </table:table-cell>
          <table:table-cell table:number-columns-repeated="3"/>
        </table:table-row>
        <table:table-row table:style-name="ro4">
          <table:table-cell table:style-name="text" office:value-type="string" calcext:value-type="string">
            <text:p>Обычный текст: рекомендуется сохранять атрибут "переносить текст", а так же вертикальное выравнивание по перхнему краю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5">
          <table:table-cell/>
          <table:table-cell table:number-columns-repeated="3" table:style-name="tablehead" office:value-type="string" calcext:value-type="string">
            <text:p>Заголовок таблицы</text:p>
          </table:table-cell>
        </table:table-row>
        <table:table-row table:style-name="ro5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  <table:table-row table:style-name="ro5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1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loext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loext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loext:vertical-justify="auto"/>
      <style:paragraph-properties fo:text-align="end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 style:data-style-name="N2" text:time-value="12:24:38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4S</meta:editing-duration>
    <meta:editing-cycles>6</meta:editing-cycles>
    <meta:generator>LibreOffice/5.1.1.3$Windows_X86_64 LibreOffice_project/89f508ef3ecebd2cfb8e1def0f0ba9a803b88a6d</meta:generator>
    <dc:date>2017-07-19T12:30:02.562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